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3" svg:font-family="FreeSerif" style:font-family-generic="roman"/>
    <style:font-face style:name="FreeMono2" svg:font-family="FreeMono" style:font-family-generic="modern" style:font-pitch="fixed"/>
    <style:font-face style:name="FreeMono1" svg:font-family="FreeMono" style:font-adornments="Gras"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3" style:family="table">
      <style:table-properties style:width="17.59cm" table:align="margins" fo:keep-with-next="always"/>
    </style:style>
    <style:style style:name="Tableau3.A" style:family="table-column">
      <style:table-column-properties style:column-width="3.517cm" style:rel-column-width="13107*"/>
    </style:style>
    <style:style style:name="Tableau3.1" style:family="table-row">
      <style:table-row-properties fo:keep-together="always"/>
    </style:style>
    <style:style style:name="Tableau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3.E1" style:family="table-cell">
      <style:table-cell-properties fo:background-color="#dddddd" fo:padding="0.097cm" fo:border="0.05pt solid #000000">
        <style:background-image/>
      </style:table-cell-properties>
    </style:style>
    <style:style style:name="Tableau3.A2" style:family="table-cell">
      <style:table-cell-properties fo:background-color="#dddddd"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0.05pt solid #000000" fo:border-top="none" fo:border-bottom="0.05pt solid #000000"/>
    </style:style>
    <style:style style:name="Tableau2" style:family="table">
      <style:table-properties style:width="17.607cm" fo:margin-left="0cm" table:align="left"/>
    </style:style>
    <style:style style:name="Tableau2.A" style:family="table-column">
      <style:table-column-properties style:column-width="15.058cm"/>
    </style:style>
    <style:style style:name="Tableau2.B" style:family="table-column">
      <style:table-column-properties style:column-width="1.171cm"/>
    </style:style>
    <style:style style:name="Tableau2.C" style:family="table-column">
      <style:table-column-properties style:column-width="1.378cm"/>
    </style:style>
    <style:style style:name="Tableau2.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paragraph-rsid="004eb941"/>
    </style:style>
    <style:style style:name="P4" style:family="paragraph" style:parent-style-name="Standard">
      <style:text-properties officeooo:rsid="0033c55b" officeooo:paragraph-rsid="0033c55b"/>
    </style:style>
    <style:style style:name="P5"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6" style:family="paragraph" style:parent-style-name="Text_20_body">
      <style:text-properties officeooo:paragraph-rsid="004c2d54"/>
    </style:style>
    <style:style style:name="P7" style:family="paragraph" style:parent-style-name="Text_20_body">
      <style:text-properties officeooo:paragraph-rsid="00a4b24e"/>
    </style:style>
    <style:style style:name="P8" style:family="paragraph" style:parent-style-name="Text_20_body">
      <style:text-properties officeooo:rsid="01705852" officeooo:paragraph-rsid="01705852"/>
    </style:style>
    <style:style style:name="P9" style:family="paragraph" style:parent-style-name="Text_20_body">
      <style:text-properties officeooo:rsid="01705852" officeooo:paragraph-rsid="01bd6711"/>
    </style:style>
    <style:style style:name="P10" style:family="paragraph" style:parent-style-name="Text_20_body">
      <style:paragraph-properties fo:text-align="justify" style:justify-single-word="false"/>
      <style:text-properties officeooo:rsid="0037a573" officeooo:paragraph-rsid="00361a30"/>
    </style:style>
    <style:style style:name="P11" style:family="paragraph" style:parent-style-name="Text_20_body">
      <style:paragraph-properties fo:text-align="justify" style:justify-single-word="false"/>
      <style:text-properties officeooo:paragraph-rsid="003a1845"/>
    </style:style>
    <style:style style:name="P12" style:family="paragraph" style:parent-style-name="Text_20_body">
      <style:paragraph-properties fo:text-align="justify" style:justify-single-word="false"/>
      <style:text-properties officeooo:paragraph-rsid="0054da8d"/>
    </style:style>
    <style:style style:name="P13" style:family="paragraph" style:parent-style-name="Text_20_body">
      <style:paragraph-properties fo:text-align="justify" style:justify-single-word="false"/>
      <style:text-properties officeooo:paragraph-rsid="018ddfc6"/>
    </style:style>
    <style:style style:name="P14" style:family="paragraph" style:parent-style-name="Text_20_body">
      <style:paragraph-properties fo:text-align="justify" style:justify-single-word="false"/>
      <style:text-properties officeooo:paragraph-rsid="0195c42e"/>
    </style:style>
    <style:style style:name="P15" style:family="paragraph" style:parent-style-name="Text_20_body">
      <style:paragraph-properties fo:text-align="justify" style:justify-single-word="false"/>
      <style:text-properties officeooo:paragraph-rsid="01b7a99b"/>
    </style:style>
    <style:style style:name="P16" style:family="paragraph" style:parent-style-name="Text_20_body">
      <style:paragraph-properties fo:text-align="justify" style:justify-single-word="false"/>
      <style:text-properties officeooo:paragraph-rsid="01db4792"/>
    </style:style>
    <style:style style:name="P17" style:family="paragraph" style:parent-style-name="Text_20_body">
      <style:paragraph-properties fo:text-align="justify" style:justify-single-word="false"/>
      <style:text-properties officeooo:rsid="01793d1f" officeooo:paragraph-rsid="0183263f"/>
    </style:style>
    <style:style style:name="P18" style:family="paragraph" style:parent-style-name="Text_20_body">
      <style:paragraph-properties fo:text-align="justify" style:justify-single-word="false"/>
      <style:text-properties officeooo:rsid="01793d1f" officeooo:paragraph-rsid="019a6fe6"/>
    </style:style>
    <style:style style:name="P19" style:family="paragraph" style:parent-style-name="Text_20_body">
      <style:text-properties fo:font-weight="bold" officeooo:rsid="00a9aac2" officeooo:paragraph-rsid="00a9aac2" style:font-weight-asian="bold" style:font-weight-complex="bold"/>
    </style:style>
    <style:style style:name="P20" style:family="paragraph" style:parent-style-name="Text_20_body">
      <style:text-properties fo:font-weight="bold" officeooo:rsid="0085438e" officeooo:paragraph-rsid="0085438e" style:font-weight-asian="bold" style:font-weight-complex="bold"/>
    </style:style>
    <style:style style:name="P21" style:family="paragraph" style:parent-style-name="Text_20_body">
      <style:paragraph-properties fo:text-align="justify" style:justify-single-word="false"/>
      <style:text-properties officeooo:rsid="0198861e" officeooo:paragraph-rsid="0198861e"/>
    </style:style>
    <style:style style:name="P22" style:family="paragraph" style:parent-style-name="Text_20_body">
      <style:text-properties officeooo:rsid="01badc55" officeooo:paragraph-rsid="01bd6711"/>
    </style:style>
    <style:style style:name="P23" style:family="paragraph" style:parent-style-name="Text_20_body">
      <style:text-properties officeooo:rsid="01badc55" officeooo:paragraph-rsid="01d22395"/>
    </style:style>
    <style:style style:name="P24" style:family="paragraph" style:parent-style-name="Text_20_body">
      <style:text-properties officeooo:paragraph-rsid="01bd6711"/>
    </style:style>
    <style:style style:name="P25" style:family="paragraph" style:parent-style-name="Table_20_Contents">
      <style:text-properties style:font-name="FreeSerif" officeooo:rsid="004c2d54" officeooo:paragraph-rsid="00653283" style:font-size-asian="10.5pt"/>
    </style:style>
    <style:style style:name="P26" style:family="paragraph" style:parent-style-name="Table_20_Contents">
      <style:paragraph-properties fo:text-align="end" style:justify-single-word="false"/>
      <style:text-properties style:font-name="FreeSerif" officeooo:rsid="01de4ec5" officeooo:paragraph-rsid="01de4ec5" style:font-size-asian="10.5pt"/>
    </style:style>
    <style:style style:name="P27" style:family="paragraph" style:parent-style-name="Table_20_Contents">
      <style:paragraph-properties fo:text-align="end" style:justify-single-word="false"/>
      <style:text-properties style:font-name="FreeSerif" officeooo:rsid="0068cf84" officeooo:paragraph-rsid="0068cf84" style:font-size-asian="10.5pt"/>
    </style:style>
    <style:style style:name="P28" style:family="paragraph" style:parent-style-name="Table_20_Contents">
      <style:text-properties officeooo:rsid="0171cce3" officeooo:paragraph-rsid="0171cce3" fo:background-color="#ffff99"/>
    </style:style>
    <style:style style:name="P29" style:family="paragraph" style:parent-style-name="Table_20_Contents">
      <style:text-properties officeooo:rsid="01dc7ebc" officeooo:paragraph-rsid="01dc7ebc"/>
    </style:style>
    <style:style style:name="P30" style:family="paragraph" style:parent-style-name="Table">
      <style:text-properties officeooo:paragraph-rsid="00653283"/>
    </style:style>
    <style:style style:name="P31" style:family="paragraph" style:parent-style-name="Table_20_Heading">
      <style:text-properties officeooo:rsid="012facbb" officeooo:paragraph-rsid="012facbb"/>
    </style:style>
    <style:style style:name="P32" style:family="paragraph" style:parent-style-name="Table_20_Heading">
      <style:text-properties officeooo:rsid="0068cf84" officeooo:paragraph-rsid="014716b6"/>
    </style:style>
    <style:style style:name="P33" style:family="paragraph" style:parent-style-name="Table_20_Heading">
      <style:text-properties officeooo:rsid="00460ebb" officeooo:paragraph-rsid="00653283"/>
    </style:style>
    <style:style style:name="P34" style:family="paragraph" style:parent-style-name="Table_20_Heading">
      <style:text-properties officeooo:rsid="0047c4ec" officeooo:paragraph-rsid="0068cf84"/>
    </style:style>
    <style:style style:name="P35" style:family="paragraph" style:parent-style-name="Table_20_Heading">
      <style:text-properties officeooo:rsid="0150c2c7" officeooo:paragraph-rsid="019ed94a"/>
    </style:style>
    <style:style style:name="P36" style:family="paragraph" style:parent-style-name="Table_20_Heading">
      <style:text-properties officeooo:rsid="0181925a" officeooo:paragraph-rsid="019ed94a"/>
    </style:style>
    <style:style style:name="P37" style:family="paragraph" style:parent-style-name="code">
      <style:text-properties officeooo:rsid="005b26aa" officeooo:paragraph-rsid="005b26aa"/>
    </style:style>
    <style:style style:name="P38" style:family="paragraph" style:parent-style-name="code">
      <style:text-properties officeooo:paragraph-rsid="017aff2d"/>
    </style:style>
    <style:style style:name="P39" style:family="paragraph" style:parent-style-name="enum">
      <style:text-properties fo:language="fr" fo:country="CA" officeooo:rsid="015f22bc" officeooo:paragraph-rsid="0163c760" style:language-asian="zh" style:country-asian="CN" style:language-complex="ar" style:country-complex="SA"/>
    </style:style>
    <style:style style:name="P40" style:family="paragraph" style:parent-style-name="Heading">
      <style:text-properties fo:font-weight="bold" officeooo:rsid="0033c55b" style:font-weight-asian="bold" style:font-weight-complex="bold"/>
    </style:style>
    <style:style style:name="P41" style:family="paragraph" style:parent-style-name="Heading">
      <style:text-properties fo:font-weight="bold" officeooo:rsid="010f3d1e" style:font-weight-asian="bold" style:font-weight-complex="bold"/>
    </style:style>
    <style:style style:name="P42" style:family="paragraph" style:parent-style-name="Text_20_body">
      <loext:graphic-properties draw:fill="none"/>
      <style:paragraph-properties fo:margin-left="2.499cm" fo:margin-right="0cm" fo:margin-top="0.254cm" fo:margin-bottom="0.254cm" loext:contextual-spacing="false" fo:text-indent="0cm" style:auto-text-indent="false" fo:background-color="transparent" style:shadow="none">
        <style:tab-stops/>
      </style:paragraph-properties>
      <style:text-properties officeooo:rsid="01d673fa" officeooo:paragraph-rsid="01d673fa"/>
    </style:style>
    <style:style style:name="P43" style:family="paragraph" style:parent-style-name="Heading_20_1">
      <style:text-properties officeooo:paragraph-rsid="0198861e"/>
    </style:style>
    <style:style style:name="P44" style:family="paragraph" style:parent-style-name="Heading_20_1">
      <style:text-properties officeooo:rsid="00966fe2" officeooo:paragraph-rsid="00966fe2"/>
    </style:style>
    <style:style style:name="P45" style:family="paragraph" style:parent-style-name="Heading_20_1">
      <style:text-properties officeooo:paragraph-rsid="00e716e8"/>
    </style:style>
    <style:style style:name="P46" style:family="paragraph" style:parent-style-name="Heading_20_1">
      <style:paragraph-properties fo:break-before="page"/>
      <style:text-properties officeooo:rsid="01b8fe8e" officeooo:paragraph-rsid="01bd6711"/>
    </style:style>
    <style:style style:name="P47" style:family="paragraph" style:parent-style-name="question">
      <style:text-properties officeooo:rsid="00a4b3ab" officeooo:paragraph-rsid="00a4b3ab"/>
    </style:style>
    <style:style style:name="P48" style:family="paragraph" style:parent-style-name="question">
      <style:text-properties officeooo:paragraph-rsid="00a4b3ab"/>
    </style:style>
    <style:style style:name="P49" style:family="paragraph" style:parent-style-name="question">
      <style:paragraph-properties fo:text-align="justify" style:justify-single-word="false"/>
      <style:text-properties officeooo:rsid="01c5316a" officeooo:paragraph-rsid="01bbe86c"/>
    </style:style>
    <style:style style:name="P50" style:family="paragraph" style:parent-style-name="question">
      <style:paragraph-properties fo:text-align="justify" style:justify-single-word="false"/>
    </style:style>
    <style:style style:name="P51" style:family="paragraph" style:parent-style-name="question">
      <style:paragraph-properties fo:text-align="justify" style:justify-single-word="false"/>
      <style:text-properties officeooo:paragraph-rsid="0158cf4b"/>
    </style:style>
    <style:style style:name="P52" style:family="paragraph" style:parent-style-name="question">
      <style:paragraph-properties fo:text-align="justify" style:justify-single-word="false"/>
      <style:text-properties officeooo:paragraph-rsid="01d633c5"/>
    </style:style>
    <style:style style:name="P53" style:family="paragraph" style:parent-style-name="question">
      <style:paragraph-properties fo:text-align="justify" style:justify-single-word="false"/>
      <style:text-properties officeooo:rsid="0158cf4b" officeooo:paragraph-rsid="0158cf4b"/>
    </style:style>
    <style:style style:name="P54" style:family="paragraph" style:parent-style-name="question">
      <style:text-properties officeooo:rsid="01c1b099" officeooo:paragraph-rsid="01bd6711"/>
    </style:style>
    <style:style style:name="P55" style:family="paragraph" style:parent-style-name="question">
      <style:paragraph-properties fo:text-align="justify" style:justify-single-word="false"/>
      <style:text-properties officeooo:rsid="01c2bbc7" officeooo:paragraph-rsid="01d693f7"/>
    </style:style>
    <style:style style:name="P56" style:family="paragraph" style:parent-style-name="question">
      <style:text-properties officeooo:rsid="01bd4e51" officeooo:paragraph-rsid="01d8d21a"/>
    </style:style>
    <style:style style:name="P57" style:family="paragraph" style:parent-style-name="question">
      <style:paragraph-properties fo:text-align="justify" style:justify-single-word="false"/>
      <style:text-properties officeooo:rsid="00e2ea73" officeooo:paragraph-rsid="00e2ea73"/>
    </style:style>
    <style:style style:name="P58" style:family="paragraph" style:parent-style-name="question">
      <style:text-properties officeooo:paragraph-rsid="00e10dd2"/>
    </style:style>
    <style:style style:name="P59" style:family="paragraph" style:parent-style-name="question">
      <style:text-properties officeooo:paragraph-rsid="01b2929d"/>
    </style:style>
    <style:style style:name="P60" style:family="paragraph" style:parent-style-name="enum" style:list-style-name="L1">
      <style:text-properties officeooo:paragraph-rsid="010e42a9"/>
    </style:style>
    <style:style style:name="P61" style:family="paragraph" style:parent-style-name="enum" style:list-style-name="L1">
      <style:text-properties officeooo:rsid="0133d8cf" officeooo:paragraph-rsid="011cbd82"/>
    </style:style>
    <style:style style:name="P62" style:family="paragraph" style:parent-style-name="enum" style:list-style-name="L1">
      <style:text-properties fo:language="fr" fo:country="CA" officeooo:paragraph-rsid="010e42a9" style:language-asian="zh" style:country-asian="CN" style:language-complex="ar" style:country-complex="SA"/>
    </style:style>
    <style:style style:name="P63" style:family="paragraph" style:parent-style-name="enum" style:list-style-name="L1">
      <style:text-properties fo:language="fr" fo:country="CA" officeooo:rsid="0033c55b" officeooo:paragraph-rsid="010e42a9" style:language-asian="zh" style:country-asian="CN" style:language-complex="ar" style:country-complex="SA"/>
    </style:style>
    <style:style style:name="P64" style:family="paragraph" style:parent-style-name="enum" style:list-style-name="L1">
      <style:text-properties fo:language="fr" fo:country="CA" officeooo:rsid="016e2512" officeooo:paragraph-rsid="016e2512" style:language-asian="zh" style:country-asian="CN" style:language-complex="ar" style:country-complex="SA"/>
    </style:style>
    <style:style style:name="T1" style:family="text">
      <style:text-properties officeooo:rsid="0030cacf"/>
    </style:style>
    <style:style style:name="T2" style:family="text">
      <style:text-properties officeooo:rsid="003a1845"/>
    </style:style>
    <style:style style:name="T3" style:family="text">
      <style:text-properties officeooo:rsid="003c4c7c"/>
    </style:style>
    <style:style style:name="T4" style:family="text">
      <style:text-properties officeooo:rsid="003dc31d"/>
    </style:style>
    <style:style style:name="T5" style:family="text">
      <style:text-properties officeooo:rsid="004c2d54"/>
    </style:style>
    <style:style style:name="T6" style:family="text">
      <style:text-properties officeooo:rsid="004eb941"/>
    </style:style>
    <style:style style:name="T7" style:family="text">
      <style:text-properties officeooo:rsid="006ceccb"/>
    </style:style>
    <style:style style:name="T8" style:family="text">
      <style:text-properties officeooo:rsid="0070177f"/>
    </style:style>
    <style:style style:name="T9" style:family="text">
      <style:text-properties officeooo:rsid="0077f2ee"/>
    </style:style>
    <style:style style:name="T10" style:family="text">
      <style:text-properties officeooo:rsid="007b58a7"/>
    </style:style>
    <style:style style:name="T11" style:family="text">
      <style:text-properties officeooo:rsid="00812c07"/>
    </style:style>
    <style:style style:name="T12" style:family="text">
      <style:text-properties officeooo:rsid="008ade87"/>
    </style:style>
    <style:style style:name="T13" style:family="text">
      <style:text-properties officeooo:rsid="009e1120"/>
    </style:style>
    <style:style style:name="T14" style:family="text">
      <style:text-properties officeooo:rsid="00a0313b"/>
    </style:style>
    <style:style style:name="T15" style:family="text">
      <style:text-properties officeooo:rsid="00a2c6aa"/>
    </style:style>
    <style:style style:name="T16" style:family="text">
      <style:text-properties officeooo:rsid="00a4b24e"/>
    </style:style>
    <style:style style:name="T17" style:family="text">
      <style:text-properties officeooo:rsid="00a7ea21"/>
    </style:style>
    <style:style style:name="T18" style:family="text">
      <style:text-properties officeooo:rsid="00b21790"/>
    </style:style>
    <style:style style:name="T19" style:family="text">
      <style:text-properties officeooo:rsid="00b72fba"/>
    </style:style>
    <style:style style:name="T20" style:family="text">
      <style:text-properties officeooo:rsid="00bcc40e"/>
    </style:style>
    <style:style style:name="T21" style:family="text">
      <style:text-properties officeooo:rsid="00e43ded"/>
    </style:style>
    <style:style style:name="T22" style:family="text">
      <style:text-properties officeooo:rsid="010135a0"/>
    </style:style>
    <style:style style:name="T23" style:family="text">
      <style:text-properties officeooo:rsid="01081eb9"/>
    </style:style>
    <style:style style:name="T24" style:family="text">
      <style:text-properties officeooo:rsid="0108f0a3"/>
    </style:style>
    <style:style style:name="T25" style:family="text">
      <style:text-properties officeooo:rsid="0109de48"/>
    </style:style>
    <style:style style:name="T26" style:family="text">
      <style:text-properties officeooo:rsid="010c23b4"/>
    </style:style>
    <style:style style:name="T27" style:family="text">
      <style:text-properties officeooo:rsid="01101644"/>
    </style:style>
    <style:style style:name="T28" style:family="text">
      <style:text-properties officeooo:rsid="0113ff9b"/>
    </style:style>
    <style:style style:name="T29" style:family="text">
      <style:text-properties officeooo:rsid="012438e8"/>
    </style:style>
    <style:style style:name="T30" style:family="text">
      <style:text-properties officeooo:rsid="012ffb7f"/>
    </style:style>
    <style:style style:name="T31" style:family="text">
      <style:text-properties officeooo:rsid="013fe6a8"/>
    </style:style>
    <style:style style:name="T32" style:family="text">
      <style:text-properties officeooo:rsid="01444715"/>
    </style:style>
    <style:style style:name="T33" style:family="text">
      <style:text-properties officeooo:rsid="0145a5bb"/>
    </style:style>
    <style:style style:name="T34" style:family="text">
      <style:text-properties officeooo:rsid="014de2f2"/>
    </style:style>
    <style:style style:name="T35" style:family="text">
      <style:text-properties officeooo:rsid="014f3aa2"/>
    </style:style>
    <style:style style:name="T36" style:family="text">
      <style:text-properties officeooo:rsid="0157bad3"/>
    </style:style>
    <style:style style:name="T37" style:family="text">
      <style:text-properties fo:font-weight="bold" officeooo:rsid="007b58a7" style:font-weight-asian="bold" style:font-weight-complex="bold"/>
    </style:style>
    <style:style style:name="T38" style:family="text">
      <style:text-properties fo:font-weight="bold" officeooo:rsid="003a1845" style:font-weight-asian="bold" style:font-weight-complex="bold"/>
    </style:style>
    <style:style style:name="T39" style:family="text">
      <style:text-properties fo:font-weight="bold" officeooo:rsid="008ade87" style:font-weight-asian="bold" style:font-weight-complex="bold"/>
    </style:style>
    <style:style style:name="T40" style:family="text">
      <style:text-properties fo:font-weight="bold" officeooo:rsid="00a7ea21" style:font-weight-asian="bold" style:font-weight-complex="bold"/>
    </style:style>
    <style:style style:name="T41" style:family="text">
      <style:text-properties fo:font-weight="bold" officeooo:rsid="00812c07" style:font-weight-asian="bold" style:font-weight-complex="bold"/>
    </style:style>
    <style:style style:name="T42" style:family="text">
      <style:text-properties fo:font-weight="bold" officeooo:rsid="00a0313b" style:font-weight-asian="bold" style:font-weight-complex="bold"/>
    </style:style>
    <style:style style:name="T43" style:family="text">
      <style:text-properties fo:font-weight="bold" officeooo:rsid="01101644" style:font-weight-asian="bold" style:font-weight-complex="bold"/>
    </style:style>
    <style:style style:name="T44" style:family="text">
      <style:text-properties fo:font-weight="bold" officeooo:rsid="01a349b8" style:font-weight-asian="bold" style:font-weight-complex="bold"/>
    </style:style>
    <style:style style:name="T45" style:family="text">
      <style:text-properties fo:font-weight="bold" officeooo:rsid="01b10c0a" style:font-weight-asian="bold" style:font-weight-complex="bold"/>
    </style:style>
    <style:style style:name="T46" style:family="text">
      <style:text-properties officeooo:rsid="016af50d"/>
    </style:style>
    <style:style style:name="T47" style:family="text">
      <style:text-properties style:font-name="FreeMono2" fo:font-size="10pt" style:font-size-asian="10pt" style:font-size-complex="10pt"/>
    </style:style>
    <style:style style:name="T48" style:family="text">
      <style:text-properties style:font-name="FreeMono2" fo:font-size="10pt" officeooo:rsid="017aff2d" style:font-size-asian="10pt" style:font-size-complex="10pt"/>
    </style:style>
    <style:style style:name="T49" style:family="text">
      <style:text-properties style:font-name="FreeMono2" fo:font-size="11pt" style:font-size-asian="11pt" style:font-size-complex="11pt"/>
    </style:style>
    <style:style style:name="T50" style:family="text">
      <style:text-properties style:font-name="FreeMono2" fo:font-size="11pt" officeooo:rsid="01101644" style:font-size-asian="11pt" style:font-size-complex="11pt"/>
    </style:style>
    <style:style style:name="T51" style:family="text">
      <style:text-properties style:font-name="FreeMono2" fo:font-size="11pt" officeooo:rsid="00a0313b" style:font-size-asian="11pt" style:font-size-complex="11pt"/>
    </style:style>
    <style:style style:name="T52" style:family="text">
      <style:text-properties style:font-name="FreeMono2" fo:font-size="11pt" officeooo:rsid="01adcda9" style:font-size-asian="11pt" style:font-size-complex="11pt"/>
    </style:style>
    <style:style style:name="T53" style:family="text">
      <style:text-properties style:font-name="FreeMono2" fo:font-size="11pt" officeooo:rsid="01d22395" style:font-size-asian="11pt" style:font-size-complex="11pt"/>
    </style:style>
    <style:style style:name="T54" style:family="text">
      <style:text-properties style:font-name="FreeMono2" fo:font-size="11pt" officeooo:rsid="01d693f7" style:font-size-asian="11pt" style:font-size-complex="11pt"/>
    </style:style>
    <style:style style:name="T55" style:family="text">
      <style:text-properties style:font-name="FreeMono2" fo:font-size="11pt" officeooo:rsid="01d7b280" style:font-size-asian="11pt" style:font-size-complex="11pt"/>
    </style:style>
    <style:style style:name="T56" style:family="text">
      <style:text-properties style:font-name="FreeMono2" fo:font-size="11pt" officeooo:rsid="01d8d21a" style:font-size-asian="11pt" style:font-size-complex="11pt"/>
    </style:style>
    <style:style style:name="T57" style:family="text">
      <style:text-properties style:font-name="FreeMono2" fo:font-size="11pt" fo:font-style="normal" officeooo:rsid="00a0313b" style:font-size-asian="11pt" style:font-style-asian="normal" style:font-size-complex="11pt" style:font-style-complex="normal"/>
    </style:style>
    <style:style style:name="T58" style:family="text">
      <style:text-properties style:font-name="FreeMono2" fo:font-size="11pt" fo:font-style="normal" officeooo:rsid="01ad2b27" style:font-size-asian="11pt" style:font-style-asian="normal" style:font-size-complex="11pt" style:font-style-complex="normal"/>
    </style:style>
    <style:style style:name="T59" style:family="text">
      <style:text-properties style:font-name="FreeMono2" fo:font-size="11pt" fo:font-style="normal" officeooo:rsid="01b60640" style:font-size-asian="11pt" style:font-style-asian="normal" style:font-size-complex="11pt" style:font-style-complex="normal"/>
    </style:style>
    <style:style style:name="T60" style:family="text">
      <style:text-properties officeooo:rsid="017aff2d"/>
    </style:style>
    <style:style style:name="T61" style:family="text">
      <style:text-properties style:font-name="FreeSerif2" fo:font-size="12pt" officeooo:rsid="017aff2d" style:font-size-asian="10.5pt" style:font-size-complex="12pt"/>
    </style:style>
    <style:style style:name="T62" style:family="text">
      <style:text-properties style:font-name="FreeSerif2" fo:font-size="12pt" fo:font-style="italic" officeooo:rsid="017aff2d" style:font-size-asian="10.5pt" style:font-style-asian="italic" style:font-size-complex="12pt" style:font-style-complex="italic"/>
    </style:style>
    <style:style style:name="T63" style:family="text">
      <style:text-properties fo:font-style="italic" style:font-style-asian="italic" style:font-style-complex="italic"/>
    </style:style>
    <style:style style:name="T64" style:family="text">
      <style:text-properties fo:font-style="italic" officeooo:rsid="01101644" style:font-style-asian="italic" style:font-style-complex="italic"/>
    </style:style>
    <style:style style:name="T65" style:family="text">
      <style:text-properties fo:font-style="italic" officeooo:rsid="0189b2c9" style:font-style-asian="italic" style:font-style-complex="italic"/>
    </style:style>
    <style:style style:name="T66" style:family="text">
      <style:text-properties fo:font-style="italic" officeooo:rsid="01a0cd96" style:font-style-asian="italic" style:font-style-complex="italic"/>
    </style:style>
    <style:style style:name="T67" style:family="text">
      <style:text-properties fo:font-style="normal" officeooo:rsid="00a0313b" style:font-style-asian="normal" style:font-style-complex="normal"/>
    </style:style>
    <style:style style:name="T68" style:family="text">
      <style:text-properties officeooo:rsid="0183263f"/>
    </style:style>
    <style:style style:name="T69" style:family="text">
      <style:text-properties officeooo:rsid="0188b02e"/>
    </style:style>
    <style:style style:name="T70" style:family="text">
      <style:text-properties officeooo:rsid="0189b2c9"/>
    </style:style>
    <style:style style:name="T71" style:family="text">
      <style:text-properties officeooo:rsid="01943f7a"/>
    </style:style>
    <style:style style:name="T72" style:family="text">
      <style:text-properties officeooo:rsid="019a6fe6"/>
    </style:style>
    <style:style style:name="T73" style:family="text">
      <style:text-properties officeooo:rsid="019ed94a"/>
    </style:style>
    <style:style style:name="T74" style:family="text">
      <style:text-properties officeooo:rsid="01aa0540"/>
    </style:style>
    <style:style style:name="T75" style:family="text">
      <style:text-properties officeooo:rsid="01abf00d"/>
    </style:style>
    <style:style style:name="T76" style:family="text">
      <style:text-properties officeooo:rsid="01accea8"/>
    </style:style>
    <style:style style:name="T77" style:family="text">
      <style:text-properties officeooo:rsid="01bbe86c"/>
    </style:style>
    <style:style style:name="T78" style:family="text">
      <style:text-properties officeooo:rsid="01c83d0a"/>
    </style:style>
    <style:style style:name="T79" style:family="text">
      <style:text-properties officeooo:rsid="01badc55"/>
    </style:style>
    <style:style style:name="T80" style:family="text">
      <style:text-properties officeooo:rsid="01bd4e51"/>
    </style:style>
    <style:style style:name="T81" style:family="text">
      <style:text-properties officeooo:rsid="01bfdf16"/>
    </style:style>
    <style:style style:name="T82" style:family="text">
      <style:text-properties officeooo:rsid="01c07a88"/>
    </style:style>
    <style:style style:name="T83" style:family="text">
      <style:text-properties officeooo:rsid="01c279bd"/>
    </style:style>
    <style:style style:name="T84" style:family="text">
      <style:text-properties fo:color="#000000" style:text-outline="false" style:font-name="FreeSerif3" fo:font-size="12pt" fo:letter-spacing="normal" officeooo:rsid="01badc55" style:letter-kerning="false" style:font-size-asian="12pt" style:font-size-complex="12pt"/>
    </style:style>
    <style:style style:name="T85" style:family="text">
      <style:text-properties fo:color="#000000" style:text-outline="false" style:font-name="FreeSerif3" fo:font-size="12pt" fo:letter-spacing="normal" officeooo:rsid="01c3358f" style:letter-kerning="false" style:font-size-asian="12pt" style:font-size-complex="12pt"/>
    </style:style>
    <style:style style:name="T86" style:family="text">
      <style:text-properties fo:color="#000000" style:text-outline="false" style:font-name="FreeMono2" fo:font-size="11pt" fo:letter-spacing="normal" officeooo:rsid="01d2a69f" style:letter-kerning="false" style:font-size-asian="11pt" style:font-size-complex="11pt"/>
    </style:style>
    <style:style style:name="T87" style:family="text">
      <style:text-properties fo:color="#000000" style:text-outline="false" style:font-name="FreeMono2" fo:font-size="11pt" fo:letter-spacing="normal" officeooo:rsid="01d47114" style:letter-kerning="false" style:font-size-asian="11pt" style:font-size-complex="11pt"/>
    </style:style>
    <style:style style:name="T88" style:family="text">
      <style:text-properties fo:color="#000000" style:text-outline="false" style:font-name="FreeMono2" fo:font-size="11pt" fo:letter-spacing="normal" officeooo:rsid="01d633c5" style:letter-kerning="false" style:font-size-asian="11pt" style:font-size-complex="11pt"/>
    </style:style>
    <style:style style:name="T89" style:family="text">
      <style:text-properties officeooo:rsid="01c3358f"/>
    </style:style>
    <style:style style:name="T90" style:family="text">
      <style:text-properties officeooo:rsid="01c5f70a"/>
    </style:style>
    <style:style style:name="T91" style:family="text">
      <style:text-properties officeooo:rsid="01ccd41e"/>
    </style:style>
    <style:style style:name="T92" style:family="text">
      <style:text-properties officeooo:rsid="01cd87cc"/>
    </style:style>
    <style:style style:name="T93" style:family="text">
      <style:text-properties officeooo:rsid="01d120aa"/>
    </style:style>
    <style:style style:name="T94" style:family="text">
      <style:text-properties officeooo:rsid="01dc7ebc"/>
    </style:style>
    <style:style style:name="T95" style:family="text">
      <style:text-properties officeooo:rsid="01de4ec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1</text:user-defined> – <text:span text:style-name="T74">Hiver 2018</text:span></text:p>
      <text:p text:style-name="P1"/>
      <text:p text:style-name="P1"><text:user-defined style:data-style-name="N0" text:name="Titre">Fils d'exécution</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28"><text:span text:style-name="T94">Ferron Samuel 1843659, La Berge William 1852751</text:span> </text:p>
          </table:table-cell>
        </table:table-row>
        <table:table-row>
          <table:table-cell table:style-name="Table2.A2" office:value-type="string">
            <text:p text:style-name="Table_20_Contents">Note finale sur 20</text:p>
          </table:table-cell>
          <table:table-cell table:style-name="Table2.B2" office:value-type="float" office:value="0">
            <text:p text:style-name="P29">0</text:p>
          </table:table-cell>
        </table:table-row>
      </table:table>
      <text:p text:style-name="Standard"/>
      <text:p text:style-name="P4"><text:s/></text:p>
      <text:p text:style-name="P40">Mise en situation</text:p>
      <text:p text:style-name="P10">Comment démarrer un nouveau programme ? Quelle est la différence entre un processus et un fil d'exécution ? Quel est l'effet sur la mémoire accessible par un processus ? Ce laboratoire a pour but de répondre à ces questions en étudiant les mécanismes d'exécution d'une tâche sous Linux.</text:p>
      <text:p text:style-name="P41">Directives</text:p>
      <text:list xml:id="list4063217123" text:style-name="L1">
        <text:list-item>
          <text:p text:style-name="P61">L'activité se fait en équipe de deux. Inscrivez les noms <text:span text:style-name="T70">dans le cadre ci-haut</text:span>.</text:p>
        </text:list-item>
        <text:list-item>
          <text:p text:style-name="P60">Répondez directement dans le questionnaire <text:span text:style-name="T65">odt</text:span> avec <text:span text:style-name="T63">Libre Office</text:span>.</text:p>
        </text:list-item>
        <text:list-item>
          <text:p text:style-name="P60">La correction se fera directement dans le document électronique.</text:p>
        </text:list-item>
        <text:list-item>
          <text:p text:style-name="P60"><text:span text:style-name="T28">Remettez sur Moodle l</text:span>e questionnaire rempli et le code <text:span text:style-name="T27">(archive </text:span><text:span text:style-name="T64">tar.</text:span><text:span text:style-name="T66">gz</text:span><text:span text:style-name="T27"> produite par </text:span><text:span text:style-name="T50">make dist</text:span><text:span text:style-name="T27">). </text:span><text:span text:style-name="T43">Vérifiez</text:span><text:span text:style-name="T27"> le contenu de votre archive </text:span><text:span text:style-name="T43">avant</text:span><text:span text:style-name="T27"> de la rendre.</text:span></text:p>
        </text:list-item>
        <text:list-item>
          <text:p text:style-name="P60">Une seule personne de l'équipe doit effectuer la remise sur Moodle.</text:p>
        </text:list-item>
        <text:list-item>
          <text:p text:style-name="P62">Utilisez les machines du laboratoire pour obtenir vos résultats.</text:p>
        </text:list-item>
        <text:list-item>
          <text:p text:style-name="P63">10% de la note finale peut être enlevée pour la mauvaise qualité de la langue.</text:p>
        </text:list-item>
        <text:list-item>
          <text:p text:style-name="P64">Les deux colonnes de droite sont réservées pour la correction.</text:p>
        </text:list-item>
      </text:list>
      <text:p text:style-name="P39">Après avoir décompressé les sources, exécute<text:span text:style-name="T68">z</text:span> le script <text:span text:style-name="T49">fixperms.sh</text:span> pour corriger les permissions :</text:p>
      <text:p text:style-name="code">tar xzvf inf2610-lab1-2.<text:span text:style-name="T69">1</text:span>.tar.gz</text:p>
      <text:p text:style-name="code">cd inf2610-lab1-2.<text:span text:style-name="T69">1</text:span>/</text:p>
      <text:p text:style-name="code">sh fixperms.sh</text:p>
      <text:p text:style-name="P21">N'oubliez pas de vous référer aux commandes fournies dans le sujet du laboratoire 0 en cas de doutes sur la compilation et l'exécution des tests.</text:p>
      <text:h text:style-name="P43" text:outline-level="1"><text:soft-page-break/><text:span text:style-name="T1">Opérations bancaires </text:span>[ <text:span text:style-name="T77">9</text:span> pts ]</text:h>
      <text:p text:style-name="P11"><text:span text:style-name="T2">Le programme </text:span><text:span text:style-name="technical"><text:span text:style-name="T2">banque</text:span></text:span><text:span text:style-name="T2"> simule des transactions sur un compte accédé par plusieurs guichets automatiques (ATM). Quatre versions sont disponibles : </text:span><text:span text:style-name="T38">série, processus </text:span><text:span text:style-name="T45">(fork)</text:span><text:span text:style-name="T38">, fil d'exécution </text:span><text:span text:style-name="T45">(pthreads)</text:span><text:span text:style-name="T38"> et fil d'exécution utilisateu</text:span><text:span text:style-name="T2">r</text:span><text:span text:style-name="T38"> (pth)</text:span><text:span text:style-name="T2">. La version série est complétée et vous devez compléter les trois autres versions. Pour les versions pthreads, fork et pth, il faut lancer les différents fils d'exécution l’un après l’autre sans attendre la fin du précédent. Bien que cela soit tout à fait possible et acceptable en pratique, nous supposons ici que le fil d'exécution principal ne fasse aucune opération directe sur les ATM et que seuls les fils créés à partir du fil principal effectuent de telles opérations. Observez les résultats obtenus.</text:span></text:p>
      <text:p text:style-name="P12"><text:span text:style-name="T3">Une fois le programme fonctionnel, tracez l'exécution de chaque version du programme avec LTTng. Le script </text:span><text:span text:style-name="technical"><text:span text:style-name="T34">banque-all.sh</text:span></text:span><text:span text:style-name="T4"> est disponible pour réaliser cette opération. La commande est la suivante :</text:span></text:p>
      <text:p text:style-name="P37">lttng-simple -k <text:span text:style-name="T33">-c -s </text:span>-- ./<text:span text:style-name="T34">banque-</text:span>all.sh</text:p>
      <text:p text:style-name="P13"><text:span text:style-name="T12">Le résultat sera disponible dans le répertoire </text:span><text:span text:style-name="technical"><text:span text:style-name="T35">banque-all.sh-k</text:span></text:span><text:span text:style-name="T12">. </text:span><text:span text:style-name="T39">Importez cette trace dans Trace Compass</text:span><text:span text:style-name="T12">, puis retrouvez l'exécution du script pour comparer les différentes exécutions. </text:span></text:p>
      <text:p text:style-name="P15"><text:span text:style-name="T12">Résumez vos observations dans le tableau </text:span><text:span text:style-name="T12"><text:sequence-ref text:reference-format="value" text:ref-name="refTable0">1</text:sequence-ref></text:span><text:span text:style-name="T12"> pour chaque type d'exécution. Pour compter le nombre de PID et TID créés pendant l’exécution, tenez compte de tous les processus et tous les fils d’exécution créés, </text:span><text:span text:style-name="T39">y compris le processus initial</text:span><text:span text:style-name="T12">.</text:span></text:p>
      <table:table table:name="Tableau3" table:style-name="Tableau3">
        <table:table-column table:style-name="Tableau3.A" table:number-columns-repeated="5"/>
        <table:table-header-rows>
          <table:table-row table:style-name="Tableau3.1">
            <table:table-cell table:style-name="Tableau3.A1" office:value-type="string">
              <text:p text:style-name="P31">Version du programme</text:p>
            </table:table-cell>
            <table:table-cell table:style-name="Tableau3.A1" office:value-type="string">
              <text:p text:style-name="P33">Nombre de PID créé(s)</text:p>
            </table:table-cell>
            <table:table-cell table:style-name="Tableau3.A1" office:value-type="string">
              <text:p text:style-name="P34">Nombre de TID créé(s)</text:p>
            </table:table-cell>
            <table:table-cell table:style-name="Tableau3.A1" office:value-type="string">
              <text:p text:style-name="P32">Exécution simultané<text:span text:style-name="T29">e</text:span>?</text:p>
            </table:table-cell>
            <table:table-cell table:style-name="Tableau3.E1" office:value-type="string">
              <text:p text:style-name="P36">Résultat correct?</text:p>
              <text:p text:style-name="P35"><text:span text:style-name="T73">(égal au cas série)</text:span> </text:p>
            </table:table-cell>
          </table:table-row>
        </table:table-header-rows>
        <table:table-row table:style-name="Tableau3.1">
          <table:table-cell table:style-name="Tableau3.A2" office:value-type="string">
            <text:p text:style-name="P25">Série (serial)</text:p>
          </table:table-cell>
          <table:table-cell table:style-name="Tableau3.D5" office:value-type="string">
            <text:p text:style-name="P26">0</text:p>
          </table:table-cell>
          <table:table-cell table:style-name="Tableau3.D5" office:value-type="string">
            <text:p text:style-name="P26">0</text:p>
          </table:table-cell>
          <table:table-cell table:style-name="Tableau3.D5" office:value-type="string">
            <text:p text:style-name="P26">Non</text:p>
          </table:table-cell>
          <table:table-cell table:style-name="Tableau3.E5" office:value-type="string">
            <text:p text:style-name="P26">oui</text:p>
          </table:table-cell>
        </table:table-row>
        <table:table-row table:style-name="Tableau3.1">
          <table:table-cell table:style-name="Tableau3.A2" office:value-type="string">
            <text:p text:style-name="P25">Processus (fork)</text:p>
          </table:table-cell>
          <table:table-cell table:style-name="Tableau3.D5" office:value-type="string">
            <text:p text:style-name="P26">4</text:p>
          </table:table-cell>
          <table:table-cell table:style-name="Tableau3.D5" office:value-type="string">
            <text:p text:style-name="P26">4</text:p>
          </table:table-cell>
          <table:table-cell table:style-name="Tableau3.D5" office:value-type="string">
            <text:p text:style-name="P27">O<text:span text:style-name="T95">ui</text:span></text:p>
          </table:table-cell>
          <table:table-cell table:style-name="Tableau3.E5" office:value-type="string">
            <text:p text:style-name="P27">n<text:span text:style-name="T95">on</text:span></text:p>
          </table:table-cell>
        </table:table-row>
        <table:table-row table:style-name="Tableau3.1">
          <table:table-cell table:style-name="Tableau3.A2" office:value-type="string">
            <text:p text:style-name="P25">Fil d'exécution (pthread)</text:p>
          </table:table-cell>
          <table:table-cell table:style-name="Tableau3.D5" office:value-type="string">
            <text:p text:style-name="P26">0</text:p>
          </table:table-cell>
          <table:table-cell table:style-name="Tableau3.D5" office:value-type="string">
            <text:p text:style-name="P26">4</text:p>
          </table:table-cell>
          <table:table-cell table:style-name="Tableau3.D5" office:value-type="string">
            <text:p text:style-name="P27">O<text:span text:style-name="T95">ui</text:span></text:p>
          </table:table-cell>
          <table:table-cell table:style-name="Tableau3.E5" office:value-type="string">
            <text:p text:style-name="P26">non</text:p>
          </table:table-cell>
        </table:table-row>
        <table:table-row table:style-name="Tableau3.1">
          <table:table-cell table:style-name="Tableau3.A2" office:value-type="string">
            <text:p text:style-name="P25">Fil d'exécution utilisateur (pth)</text:p>
          </table:table-cell>
          <table:table-cell table:style-name="Tableau3.D5" office:value-type="string">
            <text:p text:style-name="P26">0</text:p>
          </table:table-cell>
          <table:table-cell table:style-name="Tableau3.D5" office:value-type="string">
            <text:p text:style-name="P26">0</text:p>
          </table:table-cell>
          <table:table-cell table:style-name="Tableau3.D5" office:value-type="string">
            <text:p text:style-name="P27">N<text:span text:style-name="T95">on</text:span></text:p>
          </table:table-cell>
          <table:table-cell table:style-name="Tableau3.E5" office:value-type="string">
            <text:p text:style-name="P26">oui</text:p>
          </table:table-cell>
        </table:table-row>
      </table:table>
      <text:p text:style-name="P30"><text:span text:style-name="T6">Tableau </text:span><text:span text:style-name="T6"><text:sequence text:ref-name="refTable0" text:name="Table" text:formula="ooow:Table+1" style:num-format="1">1</text:sequence></text:span><text:span text:style-name="T6">: Création des tâches</text:span></text:p>
      <text:p text:style-name="P18">Le programme <text:span text:style-name="T47">perf</text:span> permet de <text:span text:style-name="T68">récupérer</text:span> des statistiques sur un grand nombre <text:span text:style-name="T75">d’événements</text:span> <text:span text:style-name="T92">de </text:span>bas niveau déclenchés par un programme, tels que les défauts de pages, les défauts de cache et les changements de contexte. La commande <text:span text:style-name="T47">perf list</text:span> donne une liste complète des <text:span text:style-name="T75">événements</text:span> disponibles. </text:p>
      <text:p text:style-name="P18">Utilisez le script </text:p>
      <text:p text:style-name="P38">./banque-perf.sh </text:p>
      <text:p text:style-name="P17">afin de <text:span text:style-name="T68">récupérer</text:span> des statistiques qui vous permettron<text:span text:style-name="T81">t</text:span> de mieux comprendre la performance de chaque version du programme. <text:span text:style-name="T60">Le fichier résultant, </text:span><text:span text:style-name="T48">perf.csv, </text:span><text:span text:style-name="T61">peut être ouvert avec </text:span><text:span text:style-name="T62">LibreOffice Calc</text:span><text:span text:style-name="T61">.</text:span></text:p>
      <text:p text:style-name="P3"/>
      <table:table table:name="Tableau2" table:style-name="Tableau2">
        <table:table-column table:style-name="Tableau2.A"/>
        <table:table-column table:style-name="Tableau2.B"/>
        <table:table-column table:style-name="Tableau2.C"/>
        <text:soft-page-break/>
        <table:table-row>
          <table:table-cell table:style-name="Tableau2.A1" office:value-type="string">
            <text:h text:style-name="P47" text:outline-level="2">Implémentation du programme. <text:span text:style-name="T72">Une partie du barème porte sur la qualité du code lui-même.</text:span></text:h>
          </table:table-cell>
          <table:table-cell table:style-name="Tableau2.A1" office:value-type="string">
            <text:p text:style-name="P8"/>
          </table:table-cell>
          <table:table-cell table:style-name="Tableau2.A1" office:value-type="string">
            <text:p text:style-name="P6">/ <text:span text:style-name="T77">3</text:span> pt</text:p>
          </table:table-cell>
        </table:table-row>
        <table:table-row>
          <table:table-cell table:style-name="Tableau2.A1" office:value-type="string">
            <text:h text:style-name="P48" text:outline-level="2"><text:span text:style-name="T5">Résultats du tableau </text:span><text:span text:style-name="T5"><text:sequence-ref text:reference-format="value" text:ref-name="refTable0">1</text:sequence-ref></text:span><text:span text:style-name="T5">. (-0.5pt par erreur ou omission)</text:span></text:h>
          </table:table-cell>
          <table:table-cell table:style-name="Tableau2.A1" office:value-type="string">
            <text:p text:style-name="P8"/>
          </table:table-cell>
          <table:table-cell table:style-name="Tableau2.A1" office:value-type="string">
            <text:p text:style-name="P6">/ <text:span text:style-name="T18">2 pt</text:span></text:p>
          </table:table-cell>
        </table:table-row>
        <table:table-row>
          <table:table-cell table:style-name="Tableau2.A1" office:value-type="string">
            <text:h text:style-name="P49" text:outline-level="2">Tracez l’application à l’aide de <text:span text:style-name="T91">LTT</text:span>ng (voir TP0). Justifiez vos réponses du tableau 1 à l’aide de captures d’écran dans <text:span text:style-name="T81">T</text:span>race<text:span text:style-name="T81">C</text:span>ompass et expliquez.</text:h>
          </table:table-cell>
          <table:table-cell table:style-name="Tableau2.A1" office:value-type="string">
            <text:p text:style-name="P8"/>
          </table:table-cell>
          <table:table-cell table:style-name="Tableau2.A1" office:value-type="string">
            <text:p text:style-name="P6">/ <text:span text:style-name="T77">1 pt</text:span></text:p>
          </table:table-cell>
        </table:table-row>
        <table:table-row>
          <table:table-cell table:style-name="Tableau2.A1" office:value-type="string">
            <text:h text:style-name="P51" text:outline-level="2"><text:span text:style-name="T7">Dans quel appel système se produit la création d'un nouveau processus (</text:span><text:span text:style-name="technical"><text:span text:style-name="T9">fork</text:span></text:span><text:span text:style-name="T9">) et celle d'un nouveau fil d'exécution (</text:span><text:span text:style-name="technical"><text:span text:style-name="T17">pthread</text:span></text:span><text:span text:style-name="T17">) ? Quelle est la différence entre les deux ? </text:span><text:span text:style-name="T40">Copiez ici les appels système </text:span><text:span text:style-name="T44">impliqués </text:span><text:span text:style-name="T40">tels qu'observés en exécutant le programme avec </text:span><text:span text:style-name="technical"><text:span text:style-name="T41">strace</text:span></text:span><text:span text:style-name="T41"> et expliquez brièvement</text:span><text:span text:style-name="T11">.</text:span></text:h>
            <text:h text:style-name="P53" text:outline-level="2" text:is-list-header="true"><text:span text:style-name="T63">Astuce :</text:span> utilisez l'option -o de <text:span text:style-name="T49">strace</text:span>, l'outil <text:span text:style-name="T49">grep</text:span> pour la recherche, et <text:span text:style-name="T49">man</text:span> pour la documentation de l'appel système.</text:h>
            <text:p text:style-name="P19">Fork :</text:p>
            <text:p text:style-name="P19">PThread :</text:p>
          </table:table-cell>
          <table:table-cell table:style-name="Tableau2.A1" office:value-type="string">
            <text:p text:style-name="P8"/>
          </table:table-cell>
          <table:table-cell table:style-name="Tableau2.A1" office:value-type="string">
            <text:p text:style-name="P6">/ <text:span text:style-name="T46">1</text:span> pt</text:p>
          </table:table-cell>
        </table:table-row>
        <table:table-row>
          <table:table-cell table:style-name="Tableau2.A1" office:value-type="string">
            <text:h text:style-name="P50" text:outline-level="2"><text:span text:style-name="T10">Expliquez le comportement à l'égard du </text:span><text:span text:style-name="T37">résultat du calcul</text:span><text:span text:style-name="T10"> pour les versions d’exécution </text:span><text:span text:style-name="technical"><text:span text:style-name="T8">fork</text:span></text:span><text:span text:style-name="T8"> et <text:s/></text:span><text:span text:style-name="technical">pthread</text:span><text:span text:style-name="T8">. Une condition de concurrence (accès simultané en lecture et écriture à une donnée partagée) se produit-elle ? Si oui, pour quelle version d’exécution ? Pourquoi pas pour l'autre ? </text:span></text:h>
            <text:p text:style-name="P20">Explication :</text:p>
          </table:table-cell>
          <table:table-cell table:style-name="Tableau2.A1" office:value-type="string">
            <text:p text:style-name="P8"/>
          </table:table-cell>
          <table:table-cell table:style-name="Tableau2.A1" office:value-type="string">
            <text:p text:style-name="P6">/ <text:span text:style-name="T16">2 pt</text:span></text:p>
          </table:table-cell>
        </table:table-row>
      </table:table>
      <text:h text:style-name="P46" text:outline-level="1">Descripteurs de fichiers [ <text:span text:style-name="T78">3</text:span> pts ]</text:h>
      <text:p text:style-name="P23">Pour les questions suivantes, exécutez le programme <text:span text:style-name="T53">descripteurs</text:span> <text:span text:style-name="T93">du </text:span>dossier nommé « descripteurs » et observez la sortie.</text:p>
      <table:table table:name="Tableau4" table:style-name="Tableau4">
        <table:table-column table:style-name="Tableau4.A"/>
        <table:table-column table:style-name="Tableau4.B"/>
        <table:table-column table:style-name="Tableau4.C"/>
        <table:table-row>
          <table:table-cell table:style-name="Tableau4.A1" office:value-type="string">
            <text:h text:style-name="P52" text:outline-level="2"><text:span text:style-name="T89">Remarquez que </text:span><text:span text:style-name="T84">le texte du premier </text:span><text:span text:style-name="T86">printf</text:span><text:span text:style-name="T84"> est affiché avant celui du </text:span><text:span text:style-name="T86">write</text:span><text:span text:style-name="T84">, alors que le texte du deuxième </text:span><text:span text:style-name="T87">printf</text:span><text:span text:style-name="T84"> est affiché après celui du </text:span><text:span text:style-name="T87">write</text:span><text:span text:style-name="T84">. </text:span><text:span text:style-name="T85">R</text:span><text:span text:style-name="T84">emarquez aussi que le texte du deuxième </text:span><text:span text:style-name="T88">printf</text:span><text:span text:style-name="T84"> est affiché par les deux processus bien que cette instruction soit exécutée par le processus parent uniquement. </text:span><text:span text:style-name="T85">E</text:span><text:span text:style-name="T84">xpliquez la cause de ces comportement</text:span><text:span text:style-name="T85">s.</text:span></text:h>
          </table:table-cell>
          <table:table-cell table:style-name="Tableau4.A1" office:value-type="string">
            <text:p text:style-name="P9"/>
          </table:table-cell>
          <table:table-cell table:style-name="Tableau4.A1" office:value-type="string">
            <text:p text:style-name="P24">/ <text:span text:style-name="T79">1</text:span> pt</text:p>
          </table:table-cell>
        </table:table-row>
        <table:table-row>
          <table:table-cell table:style-name="Tableau4.A1" office:value-type="string">
            <text:h text:style-name="P54" text:outline-level="2">Utilisez la commande suivante pour faire le traçage du programme : </text:h>
            <text:p text:style-name="P42"><text:span text:style-name="T53">L</text:span><text:span text:style-name="T49">ttng-simple -k -s -e sched -c -- ./descripteurs</text:span></text:p>
            <text:h text:style-name="P55" text:outline-level="2" text:is-list-header="true">Quel est l’appel système invoqué par <text:span text:style-name="T54">printf</text:span> <text:span text:style-name="T90">pour afficher la sortie sur le terminal</text:span>? Quand est-ce que <text:span text:style-name="T54">printf</text:span> invoque cet appel système ? <text:span text:style-name="T83">Illustr</text:span>ez votre réponse à l’aide d’une ou de plusieurs captures d’écran dans <text:span text:style-name="T82">T</text:span>race<text:span text:style-name="T82">C</text:span>ompass.</text:h>
          </table:table-cell>
          <table:table-cell table:style-name="Tableau4.A1" office:value-type="string">
            <text:p text:style-name="P9"/>
          </table:table-cell>
          <table:table-cell table:style-name="Tableau4.A1" office:value-type="string">
            <text:p text:style-name="P24">/ <text:span text:style-name="T80">1 pt</text:span></text:p>
          </table:table-cell>
        </table:table-row>
        <table:table-row>
          <table:table-cell table:style-name="Tableau4.A1" office:value-type="string">
            <text:h text:style-name="P56" text:outline-level="2">Modifiez le code de <text:span text:style-name="T53">descripteurs.</text:span><text:span text:style-name="T55">c</text:span> de façon à ce que <text:span text:style-name="T82">le texte du second </text:span><text:span text:style-name="T55">printf</text:span><text:span text:style-name="T82"> soit seulement affiché par le processus parent (évidemment sans déplacer le </text:span><text:span text:style-name="T56">printf</text:span><text:span text:style-name="T82">). Expliquez pourquoi vos modifications règlent le problème.</text:span></text:h>
          </table:table-cell>
          <table:table-cell table:style-name="Tableau4.A1" office:value-type="string">
            <text:p text:style-name="P9"/>
          </table:table-cell>
          <table:table-cell table:style-name="Tableau4.A1" office:value-type="string">
            <text:p text:style-name="P24">/ <text:span text:style-name="T80">1 pt</text:span></text:p>
          </table:table-cell>
        </table:table-row>
      </table:table>
      <text:p text:style-name="P22"/>
      <text:h text:style-name="P44" text:outline-level="1">Exécution en <text:span text:style-name="T71">chaîne</text:span> [ 8 pts ]</text:h>
      <text:p text:style-name="P14"><text:span text:style-name="T14">Votre ami vient demander votre aide pour réussir un défi : exécuter trois programmes différents, l'un à la suite de l'autre, sans la création de nouveau processus pour chacun. Les programmes sont </text:span><text:span text:style-name="technical"><text:span text:style-name="T13">foo</text:span></text:span><text:span text:style-name="T13">, </text:span><text:span text:style-name="technical"><text:span text:style-name="T76">baz</text:span></text:span><text:span text:style-name="T13"> et </text:span><text:span text:style-name="technical"><text:span text:style-name="T13">bar</text:span></text:span><text:span text:style-name="T13">. Chaque programme utilise </text:span><text:span text:style-name="technical"><text:span text:style-name="T15">whoami()</text:span></text:span><text:span text:style-name="T15"> pour fournir des informations sur l'exécution, dont le PID et une variable globale </text:span><text:span text:style-name="technical"><text:span text:style-name="T15">rank</text:span></text:span><text:span text:style-name="T15">, qui est incrémentée dans chaque programme. Le lancement de la chaîne d'exécution se fait depuis le programme </text:span><text:span text:style-name="technical"><text:span text:style-name="T13">chaine</text:span></text:span><text:span text:style-name="T13">. Le programme actuellement fourni n'exécute que </text:span><text:span text:style-name="technical"><text:span text:style-name="T14">foo</text:span></text:span><text:span text:style-name="T14">. </text:span></text:p>
      <text:p text:style-name="P16"><text:span text:style-name="T42">Apportez les modifications nécessaires pour que les trois programmes s'exécutent séquentiellement</text:span><text:span text:style-name="T14">. Le programme doit accepter un argument pour spécifier le nombre de cycle «</text:span><text:span text:style-name="T67"> </text:span><text:span text:style-name="T57">ba</text:span><text:span text:style-name="T58">z </text:span><text:span text:style-name="T59">foo</text:span><text:span text:style-name="T57"> ba</text:span><text:span text:style-name="T58">r</text:span><text:span text:style-name="T57"> </text:span><text:span text:style-name="T14">» à exécuter (Ex : </text:span><text:span text:style-name="T51">./chaine 2</text:span><text:span text:style-name="T14"> exécute </text:span><text:span text:style-name="T51">baz, foo, ba</text:span><text:span text:style-name="T52">r</text:span><text:span text:style-name="T51">, baz, foo</text:span><text:span text:style-name="T52">,</text:span><text:span text:style-name="T51"> ba</text:span><text:span text:style-name="T52">r</text:span><text:span text:style-name="T14"> et se termine). Ensuite, répondez aux questions suivantes :</text:span></text:p>
      <table:table table:name="Tableau1" table:style-name="Tableau1">
        <table:table-column table:style-name="Tableau1.A"/>
        <table:table-column table:style-name="Tableau1.B"/>
        <table:table-column table:style-name="Tableau1.C"/>
        <table:table-row>
          <table:table-cell table:style-name="Tableau1.A1" office:value-type="string">
            <text:h text:style-name="P57" text:outline-level="2">Implémentation du programme. <text:span text:style-name="T31">Le numéro de processus est toujours le même, les programmes sont bien exécutés, l'argument du nombre de cycle fonctionne correctement. Une partie du barème porte sur la qualité du code.</text:span></text:h>
          </table:table-cell>
          <table:table-cell table:style-name="Tableau1.A1" office:value-type="string">
            <text:p text:style-name="P8"/>
          </table:table-cell>
          <table:table-cell table:style-name="Tableau1.A1" office:value-type="string">
            <text:p text:style-name="P7">/ <text:span text:style-name="T36">4</text:span> pt</text:p>
          </table:table-cell>
        </table:table-row>
        <text:soft-page-break/>
        <table:table-row>
          <table:table-cell table:style-name="Tableau1.A1" office:value-type="string">
            <text:h text:style-name="P58" text:outline-level="2"><text:span text:style-name="T19">Dans la situation de départ, pourquoi seul le programme </text:span><text:span text:style-name="technical"><text:span text:style-name="T19">foo</text:span></text:span><text:span text:style-name="T19"> s'exécute?</text:span></text:h>
          </table:table-cell>
          <table:table-cell table:style-name="Tableau1.A1" office:value-type="string">
            <text:p text:style-name="P8"/>
          </table:table-cell>
          <table:table-cell table:style-name="Tableau1.A1" office:value-type="string">
            <text:p text:style-name="P7">/ <text:span text:style-name="T21">2 pt</text:span></text:p>
          </table:table-cell>
        </table:table-row>
        <table:table-row>
          <table:table-cell table:style-name="Tableau1.A1" office:value-type="string">
            <text:h text:style-name="P59" text:outline-level="2"><text:span text:style-name="T20">La variable </text:span><text:span text:style-name="technical"><text:span text:style-name="T20">rank</text:span></text:span><text:span text:style-name="T20"> est incrémentée dans chaque programme, alors pourquoi la valeur de </text:span><text:span text:style-name="technical"><text:span text:style-name="T20">rank </text:span></text:span><text:span text:style-name="T20">affichée par </text:span><text:span text:style-name="technical"><text:span text:style-name="T30">whoami()</text:span></text:span><text:span text:style-name="T30"> est-elle toujours la même?</text:span></text:h>
          </table:table-cell>
          <table:table-cell table:style-name="Tableau1.A1" office:value-type="string">
            <text:p text:style-name="P8"/>
          </table:table-cell>
          <table:table-cell table:style-name="Tableau1.A1" office:value-type="string">
            <text:p text:style-name="P7">/ <text:span text:style-name="T20">2</text:span> pt</text:p>
          </table:table-cell>
        </table:table-row>
      </table:table>
      <text:p text:style-name="Text_20_body"/>
      <text:h text:style-name="P45"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text:span text:style-name="T23">sections</text:span> 1 à <text:span text:style-name="T32">2</text:span></text:p>
          </table:table-cell>
          <table:table-cell table:style-name="Résultats.B1" office:value-type="float" office:value="0">
            <text:p text:style-name="Table_20_Contents">0</text:p>
          </table:table-cell>
        </table:table-row>
        <table:table-row>
          <table:table-cell table:style-name="Résultats.A3" office:value-type="string">
            <text:p text:style-name="Table_20_Contents">Pénalité de retard <text:span text:style-name="T25">(-5pts par jour de retard)</text:span></text:p>
          </table:table-cell>
          <table:table-cell table:style-name="Résultats.B3" office:value-type="string">
            <text:p text:style-name="Table_20_Contents">0</text:p>
          </table:table-cell>
        </table:table-row>
        <table:table-row>
          <table:table-cell table:style-name="Résultats.A3" office:value-type="string">
            <text:p text:style-name="Table_20_Contents">Qualité de la langue (-0,<text:span text:style-name="T22">25</text:span>% par faute, <text:span text:style-name="T26">max -2pt</text:span>)</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 <text:span text:style-name="T24">(le cas échéant)</text:span></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20</text:p>
          </table:table-cell>
          <table:table-cell table:style-name="Résultats.B5"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3" svg:font-family="FreeSerif" style:font-family-generic="roman"/>
    <style:font-face style:name="FreeMono2" svg:font-family="FreeMono" style:font-family-generic="modern" style:font-pitch="fixed"/>
    <style:font-face style:name="FreeMono1" svg:font-family="FreeMono" style:font-adornments="Gras"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ab-stops/>
      </style:paragraph-properties>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420e" draw:opacity="100%"/>
      <style:paragraph-properties style:page-number="auto" fo:background-color="#ff420e" fo:padding="0cm" fo:border="none" style:shadow="none"/>
      <style:text-properties style:font-name="FreeMono1" fo:font-family="FreeMono" style:font-style-name="Gras" style:font-family-generic="modern" style:font-pitch="fixed" fo:font-size="10pt" fo:font-weight="bold"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1</text:user-defined><text:tab/><text:tab/><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8T15:02:28</meta:creation-date>
    <meta:editing-duration>P10DT4H48M45S</meta:editing-duration>
    <meta:editing-cycles>145</meta:editing-cycles>
    <meta:generator>LibreOffice/5.3.7.2.0$Linux_X86_64 LibreOffice_project/30$Build-2</meta:generator>
    <meta:initial-creator>Francis Giraldeau</meta:initial-creator>
    <dc:date>2018-01-26T17:41:49.985892544</dc:date>
    <meta:document-statistic meta:table-count="6" meta:image-count="0" meta:object-count="0" meta:page-count="5" meta:paragraph-count="106" meta:word-count="1209" meta:character-count="7335" meta:non-whitespace-character-count="6239"/>
    <meta:user-defined meta:name="Cours">Noyau du système d'exploitation</meta:user-defined>
    <meta:user-defined meta:name="Etiquette">Laboratoire 1</meta:user-defined>
    <meta:user-defined meta:name="Session">Hiver 2017</meta:user-defined>
    <meta:user-defined meta:name="Sigle">INF2610</meta:user-defined>
    <meta:user-defined meta:name="Titre" meta:value-type="string">Fils d'exécution</meta:user-defined>
  </office:meta>
</office:document-meta>
</file>